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tock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oc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APL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VS</text:p>
          </table:table-cell>
          <table:table-cell table:style-name="ce1" office:value-type="string" calcext:value-type="string">
            <text:p>CVX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MSFT</text:p>
          </table:table-cell>
          <table:table-cell table:style-name="ce1" office:value-type="string" calcext:value-type="string">
            <text:p>^GSPC</text:p>
          </table:table-cell>
          <table:table-cell table:style-name="ce1" office:value-type="string" calcext:value-type="string">
            <text:p>^TNX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1-01" calcext:value-type="date">
            <text:p>2019-01-01 00:00:00</text:p>
          </table:table-cell>
          <table:table-cell office:value-type="float" office:value="40.3940505981445" calcext:value-type="float">
            <text:p>40.3940505981445</text:p>
          </table:table-cell>
          <table:table-cell office:value-type="float" office:value="58.4616851806641" calcext:value-type="float">
            <text:p>58.4616851806641</text:p>
          </table:table-cell>
          <table:table-cell office:value-type="float" office:value="59.5938606262207" calcext:value-type="float">
            <text:p>59.5938606262207</text:p>
          </table:table-cell>
          <table:table-cell office:value-type="float" office:value="99.072998046875" calcext:value-type="float">
            <text:p>99.072998046875</text:p>
          </table:table-cell>
          <table:table-cell office:value-type="float" office:value="170.974029541016" calcext:value-type="float">
            <text:p>170.974029541016</text:p>
          </table:table-cell>
          <table:table-cell office:value-type="float" office:value="100.983192443848" calcext:value-type="float">
            <text:p>100.983192443848</text:p>
          </table:table-cell>
          <table:table-cell office:value-type="float" office:value="2704.10009765625" calcext:value-type="float">
            <text:p>2704.10009765625</text:p>
          </table:table-cell>
          <table:table-cell office:value-type="float" office:value="2.63499999046326" calcext:value-type="float">
            <text:p>2.63499999046326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2-01" calcext:value-type="date">
            <text:p>2019-02-01 00:00:00</text:p>
          </table:table-cell>
          <table:table-cell office:value-type="float" office:value="42.0225257873535" calcext:value-type="float">
            <text:p>42.0225257873535</text:p>
          </table:table-cell>
          <table:table-cell office:value-type="float" office:value="58.0263557434082" calcext:value-type="float">
            <text:p>58.0263557434082</text:p>
          </table:table-cell>
          <table:table-cell office:value-type="float" office:value="52.9759902954102" calcext:value-type="float">
            <text:p>52.9759902954102</text:p>
          </table:table-cell>
          <table:table-cell office:value-type="float" office:value="103.333183288574" calcext:value-type="float">
            <text:p>103.333183288574</text:p>
          </table:table-cell>
          <table:table-cell office:value-type="float" office:value="172.473861694336" calcext:value-type="float">
            <text:p>172.473861694336</text:p>
          </table:table-cell>
          <table:table-cell office:value-type="float" office:value="108.332328796387" calcext:value-type="float">
            <text:p>108.332328796387</text:p>
          </table:table-cell>
          <table:table-cell office:value-type="float" office:value="2784.48999023438" calcext:value-type="float">
            <text:p>2784.48999023438</text:p>
          </table:table-cell>
          <table:table-cell office:value-type="float" office:value="2.71099996566772" calcext:value-type="float">
            <text:p>2.71099996566772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3-01" calcext:value-type="date">
            <text:p>2019-03-01 00:00:00</text:p>
          </table:table-cell>
          <table:table-cell office:value-type="float" office:value="46.2975006103516" calcext:value-type="float">
            <text:p>46.2975006103516</text:p>
          </table:table-cell>
          <table:table-cell office:value-type="float" office:value="56.826847076416" calcext:value-type="float">
            <text:p>56.826847076416</text:p>
          </table:table-cell>
          <table:table-cell office:value-type="float" office:value="49.4033355712891" calcext:value-type="float">
            <text:p>49.4033355712891</text:p>
          </table:table-cell>
          <table:table-cell office:value-type="float" office:value="107.51407623291" calcext:value-type="float">
            <text:p>107.51407623291</text:p>
          </table:table-cell>
          <table:table-cell office:value-type="float" office:value="178.762069702148" calcext:value-type="float">
            <text:p>178.762069702148</text:p>
          </table:table-cell>
          <table:table-cell office:value-type="float" office:value="114.534339904785" calcext:value-type="float">
            <text:p>114.534339904785</text:p>
          </table:table-cell>
          <table:table-cell office:value-type="float" office:value="2834.39990234375" calcext:value-type="float">
            <text:p>2834.39990234375</text:p>
          </table:table-cell>
          <table:table-cell office:value-type="float" office:value="2.41400003433227" calcext:value-type="float">
            <text:p>2.41400003433227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4-01" calcext:value-type="date">
            <text:p>2019-04-01 00:00:00</text:p>
          </table:table-cell>
          <table:table-cell office:value-type="float" office:value="48.9103546142578" calcext:value-type="float">
            <text:p>48.9103546142578</text:p>
          </table:table-cell>
          <table:table-cell office:value-type="float" office:value="64.5718078613281" calcext:value-type="float">
            <text:p>64.5718078613281</text:p>
          </table:table-cell>
          <table:table-cell office:value-type="float" office:value="49.8155784606934" calcext:value-type="float">
            <text:p>49.8155784606934</text:p>
          </table:table-cell>
          <table:table-cell office:value-type="float" office:value="104.790878295898" calcext:value-type="float">
            <text:p>104.790878295898</text:p>
          </table:table-cell>
          <table:table-cell office:value-type="float" office:value="191.177139282227" calcext:value-type="float">
            <text:p>191.177139282227</text:p>
          </table:table-cell>
          <table:table-cell office:value-type="float" office:value="126.828742980957" calcext:value-type="float">
            <text:p>126.828742980957</text:p>
          </table:table-cell>
          <table:table-cell office:value-type="float" office:value="2945.830078125" calcext:value-type="float">
            <text:p>2945.830078125</text:p>
          </table:table-cell>
          <table:table-cell office:value-type="float" office:value="2.5090000629425" calcext:value-type="float">
            <text:p>2.5090000629425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5-01" calcext:value-type="date">
            <text:p>2019-05-01 00:00:00</text:p>
          </table:table-cell>
          <table:table-cell office:value-type="float" office:value="42.6707305908203" calcext:value-type="float">
            <text:p>42.6707305908203</text:p>
          </table:table-cell>
          <table:table-cell office:value-type="float" office:value="56.7629089355469" calcext:value-type="float">
            <text:p>56.7629089355469</text:p>
          </table:table-cell>
          <table:table-cell office:value-type="float" office:value="48.4344253540039" calcext:value-type="float">
            <text:p>48.4344253540039</text:p>
          </table:table-cell>
          <table:table-cell office:value-type="float" office:value="99.3706665039062" calcext:value-type="float">
            <text:p>99.3706665039062</text:p>
          </table:table-cell>
          <table:table-cell office:value-type="float" office:value="178.178619384766" calcext:value-type="float">
            <text:p>178.178619384766</text:p>
          </table:table-cell>
          <table:table-cell office:value-type="float" office:value="120.108573913574" calcext:value-type="float">
            <text:p>120.108573913574</text:p>
          </table:table-cell>
          <table:table-cell office:value-type="float" office:value="2752.06005859375" calcext:value-type="float">
            <text:p>2752.06005859375</text:p>
          </table:table-cell>
          <table:table-cell office:value-type="float" office:value="2.14199995994568" calcext:value-type="float">
            <text:p>2.14199995994568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6-01" calcext:value-type="date">
            <text:p>2019-06-01 00:00:00</text:p>
          </table:table-cell>
          <table:table-cell office:value-type="float" office:value="48.4258422851562" calcext:value-type="float">
            <text:p>48.4258422851562</text:p>
          </table:table-cell>
          <table:table-cell office:value-type="float" office:value="64.37158203125" calcext:value-type="float">
            <text:p>64.37158203125</text:p>
          </table:table-cell>
          <table:table-cell office:value-type="float" office:value="50.3951110839844" calcext:value-type="float">
            <text:p>50.3951110839844</text:p>
          </table:table-cell>
          <table:table-cell office:value-type="float" office:value="109.682456970215" calcext:value-type="float">
            <text:p>109.682456970215</text:p>
          </table:table-cell>
          <table:table-cell office:value-type="float" office:value="195.184661865234" calcext:value-type="float">
            <text:p>195.184661865234</text:p>
          </table:table-cell>
          <table:table-cell office:value-type="float" office:value="130.573303222656" calcext:value-type="float">
            <text:p>130.573303222656</text:p>
          </table:table-cell>
          <table:table-cell office:value-type="float" office:value="2941.76000976563" calcext:value-type="float">
            <text:p>2941.76000976563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7-01" calcext:value-type="date">
            <text:p>2019-07-01 00:00:00</text:p>
          </table:table-cell>
          <table:table-cell office:value-type="float" office:value="52.1253128051758" calcext:value-type="float">
            <text:p>52.1253128051758</text:p>
          </table:table-cell>
          <table:table-cell office:value-type="float" office:value="65.4102783203125" calcext:value-type="float">
            <text:p>65.4102783203125</text:p>
          </table:table-cell>
          <table:table-cell office:value-type="float" office:value="51.6713943481445" calcext:value-type="float">
            <text:p>51.6713943481445</text:p>
          </table:table-cell>
          <table:table-cell office:value-type="float" office:value="108.510185241699" calcext:value-type="float">
            <text:p>108.510185241699</text:p>
          </table:table-cell>
          <table:table-cell office:value-type="float" office:value="201.959762573242" calcext:value-type="float">
            <text:p>201.959762573242</text:p>
          </table:table-cell>
          <table:table-cell office:value-type="float" office:value="132.824905395508" calcext:value-type="float">
            <text:p>132.824905395508</text:p>
          </table:table-cell>
          <table:table-cell office:value-type="float" office:value="2980.3798828125" calcext:value-type="float">
            <text:p>2980.3798828125</text:p>
          </table:table-cell>
          <table:table-cell office:value-type="float" office:value="2.02099990844727" calcext:value-type="float">
            <text:p>2.02099990844727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8-01" calcext:value-type="date">
            <text:p>2019-08-01 00:00:00</text:p>
          </table:table-cell>
          <table:table-cell office:value-type="float" office:value="51.0732231140137" calcext:value-type="float">
            <text:p>51.0732231140137</text:p>
          </table:table-cell>
          <table:table-cell office:value-type="float" office:value="59.1505241394043" calcext:value-type="float">
            <text:p>59.1505241394043</text:p>
          </table:table-cell>
          <table:table-cell office:value-type="float" office:value="56.8470191955566" calcext:value-type="float">
            <text:p>56.8470191955566</text:p>
          </table:table-cell>
          <table:table-cell office:value-type="float" office:value="103.759399414063" calcext:value-type="float">
            <text:p>103.759399414063</text:p>
          </table:table-cell>
          <table:table-cell office:value-type="float" office:value="215.399139404297" calcext:value-type="float">
            <text:p>215.399139404297</text:p>
          </table:table-cell>
          <table:table-cell office:value-type="float" office:value="134.374664306641" calcext:value-type="float">
            <text:p>134.374664306641</text:p>
          </table:table-cell>
          <table:table-cell office:value-type="float" office:value="2926.4599609375" calcext:value-type="float">
            <text:p>2926.4599609375</text:p>
          </table:table-cell>
          <table:table-cell office:value-type="float" office:value="1.50600004196167" calcext:value-type="float">
            <text:p>1.50600004196167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09-01" calcext:value-type="date">
            <text:p>2019-09-01 00:00:00</text:p>
          </table:table-cell>
          <table:table-cell office:value-type="float" office:value="55.0078086853027" calcext:value-type="float">
            <text:p>55.0078086853027</text:p>
          </table:table-cell>
          <table:table-cell office:value-type="float" office:value="63.9757080078125" calcext:value-type="float">
            <text:p>63.9757080078125</text:p>
          </table:table-cell>
          <table:table-cell office:value-type="float" office:value="58.8532829284668" calcext:value-type="float">
            <text:p>58.8532829284668</text:p>
          </table:table-cell>
          <table:table-cell office:value-type="float" office:value="105.609642028809" calcext:value-type="float">
            <text:p>105.609642028809</text:p>
          </table:table-cell>
          <table:table-cell office:value-type="float" office:value="219.283538818359" calcext:value-type="float">
            <text:p>219.283538818359</text:p>
          </table:table-cell>
          <table:table-cell office:value-type="float" office:value="135.966354370117" calcext:value-type="float">
            <text:p>135.966354370117</text:p>
          </table:table-cell>
          <table:table-cell office:value-type="float" office:value="2976.73999023438" calcext:value-type="float">
            <text:p>2976.73999023438</text:p>
          </table:table-cell>
          <table:table-cell office:value-type="float" office:value="1.67499995231628" calcext:value-type="float">
            <text:p>1.67499995231628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10-01" calcext:value-type="date">
            <text:p>2019-10-01 00:00:00</text:p>
          </table:table-cell>
          <table:table-cell office:value-type="float" office:value="61.0963172912598" calcext:value-type="float">
            <text:p>61.0963172912598</text:p>
          </table:table-cell>
          <table:table-cell office:value-type="float" office:value="66.55029296875" calcext:value-type="float">
            <text:p>66.55029296875</text:p>
          </table:table-cell>
          <table:table-cell office:value-type="float" office:value="61.9513168334961" calcext:value-type="float">
            <text:p>61.9513168334961</text:p>
          </table:table-cell>
          <table:table-cell office:value-type="float" office:value="103.419090270996" calcext:value-type="float">
            <text:p>103.419090270996</text:p>
          </table:table-cell>
          <table:table-cell office:value-type="float" office:value="223.056869506836" calcext:value-type="float">
            <text:p>223.056869506836</text:p>
          </table:table-cell>
          <table:table-cell office:value-type="float" office:value="140.210739135742" calcext:value-type="float">
            <text:p>140.210739135742</text:p>
          </table:table-cell>
          <table:table-cell office:value-type="float" office:value="3037.56005859375" calcext:value-type="float">
            <text:p>3037.56005859375</text:p>
          </table:table-cell>
          <table:table-cell office:value-type="float" office:value="1.69099998474121" calcext:value-type="float">
            <text:p>1.69099998474121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11-01" calcext:value-type="date">
            <text:p>2019-11-01 00:00:00</text:p>
          </table:table-cell>
          <table:table-cell office:value-type="float" office:value="65.6375274658203" calcext:value-type="float">
            <text:p>65.6375274658203</text:p>
          </table:table-cell>
          <table:table-cell office:value-type="float" office:value="69.5694046020508" calcext:value-type="float">
            <text:p>69.5694046020508</text:p>
          </table:table-cell>
          <table:table-cell office:value-type="float" office:value="70.7692337036133" calcext:value-type="float">
            <text:p>70.7692337036133</text:p>
          </table:table-cell>
          <table:table-cell office:value-type="float" office:value="104.300651550293" calcext:value-type="float">
            <text:p>104.300651550293</text:p>
          </table:table-cell>
          <table:table-cell office:value-type="float" office:value="209.678039550781" calcext:value-type="float">
            <text:p>209.678039550781</text:p>
          </table:table-cell>
          <table:table-cell office:value-type="float" office:value="148.044219970703" calcext:value-type="float">
            <text:p>148.044219970703</text:p>
          </table:table-cell>
          <table:table-cell office:value-type="float" office:value="3140.97998046875" calcext:value-type="float">
            <text:p>3140.97998046875</text:p>
          </table:table-cell>
          <table:table-cell office:value-type="float" office:value="1.77600002288818" calcext:value-type="float">
            <text:p>1.77600002288818</text:p>
          </table:table-cell>
          <table:table-cell table:number-columns-repeated="55"/>
        </table:table-row>
        <table:table-row table:style-name="ro1">
          <table:table-cell table:style-name="ce2" office:value-type="date" office:date-value="2019-12-01" calcext:value-type="date">
            <text:p>2019-12-01 00:00:00</text:p>
          </table:table-cell>
          <table:table-cell office:value-type="float" office:value="72.3379898071289" calcext:value-type="float">
            <text:p>72.3379898071289</text:p>
          </table:table-cell>
          <table:table-cell office:value-type="float" office:value="74.5158081054688" calcext:value-type="float">
            <text:p>74.5158081054688</text:p>
          </table:table-cell>
          <table:table-cell office:value-type="float" office:value="69.8478393554688" calcext:value-type="float">
            <text:p>69.8478393554688</text:p>
          </table:table-cell>
          <table:table-cell office:value-type="float" office:value="108.367820739746" calcext:value-type="float">
            <text:p>108.367820739746</text:p>
          </table:table-cell>
          <table:table-cell office:value-type="float" office:value="207.652648925781" calcext:value-type="float">
            <text:p>207.652648925781</text:p>
          </table:table-cell>
          <table:table-cell office:value-type="float" office:value="154.749740600586" calcext:value-type="float">
            <text:p>154.749740600586</text:p>
          </table:table-cell>
          <table:table-cell office:value-type="float" office:value="3230.78002929687" calcext:value-type="float">
            <text:p>3230.78002929687</text:p>
          </table:table-cell>
          <table:table-cell office:value-type="float" office:value="1.9190000295639" calcext:value-type="float">
            <text:p>1.9190000295639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1-01" calcext:value-type="date">
            <text:p>2020-01-01 00:00:00</text:p>
          </table:table-cell>
          <table:table-cell office:value-type="float" office:value="76.2449569702148" calcext:value-type="float">
            <text:p>76.2449569702148</text:p>
          </table:table-cell>
          <table:table-cell office:value-type="float" office:value="69.4044494628906" calcext:value-type="float">
            <text:p>69.4044494628906</text:p>
          </table:table-cell>
          <table:table-cell office:value-type="float" office:value="63.7647094726563" calcext:value-type="float">
            <text:p>63.7647094726563</text:p>
          </table:table-cell>
          <table:table-cell office:value-type="float" office:value="96.3449325561524" calcext:value-type="float">
            <text:p>96.3449325561524</text:p>
          </table:table-cell>
          <table:table-cell office:value-type="float" office:value="218.28239440918" calcext:value-type="float">
            <text:p>218.28239440918</text:p>
          </table:table-cell>
          <table:table-cell office:value-type="float" office:value="167.045318603516" calcext:value-type="float">
            <text:p>167.045318603516</text:p>
          </table:table-cell>
          <table:table-cell office:value-type="float" office:value="3225.52001953125" calcext:value-type="float">
            <text:p>3225.52001953125</text:p>
          </table:table-cell>
          <table:table-cell office:value-type="float" office:value="1.51999998092651" calcext:value-type="float">
            <text:p>1.51999998092651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2-01" calcext:value-type="date">
            <text:p>2020-02-01 00:00:00</text:p>
          </table:table-cell>
          <table:table-cell office:value-type="float" office:value="67.3397369384766" calcext:value-type="float">
            <text:p>67.3397369384766</text:p>
          </table:table-cell>
          <table:table-cell office:value-type="float" office:value="59.5835037231445" calcext:value-type="float">
            <text:p>59.5835037231445</text:p>
          </table:table-cell>
          <table:table-cell office:value-type="float" office:value="56.0168304443359" calcext:value-type="float">
            <text:p>56.0168304443359</text:p>
          </table:table-cell>
          <table:table-cell office:value-type="float" office:value="83.9353637695313" calcext:value-type="float">
            <text:p>83.9353637695313</text:p>
          </table:table-cell>
          <table:table-cell office:value-type="float" office:value="208.463989257812" calcext:value-type="float">
            <text:p>208.463989257812</text:p>
          </table:table-cell>
          <table:table-cell office:value-type="float" office:value="158.979110717773" calcext:value-type="float">
            <text:p>158.979110717773</text:p>
          </table:table-cell>
          <table:table-cell office:value-type="float" office:value="2954.21997070313" calcext:value-type="float">
            <text:p>2954.21997070313</text:p>
          </table:table-cell>
          <table:table-cell office:value-type="float" office:value="1.12699997425079" calcext:value-type="float">
            <text:p>1.12699997425079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3-01" calcext:value-type="date">
            <text:p>2020-03-01 00:00:00</text:p>
          </table:table-cell>
          <table:table-cell office:value-type="float" office:value="62.7906761169434" calcext:value-type="float">
            <text:p>62.7906761169434</text:p>
          </table:table-cell>
          <table:table-cell office:value-type="float" office:value="39.5470695495605" calcext:value-type="float">
            <text:p>39.5470695495605</text:p>
          </table:table-cell>
          <table:table-cell office:value-type="float" office:value="56.1588172912598" calcext:value-type="float">
            <text:p>56.1588172912598</text:p>
          </table:table-cell>
          <table:table-cell office:value-type="float" office:value="65.9207534790039" calcext:value-type="float">
            <text:p>65.9207534790039</text:p>
          </table:table-cell>
          <table:table-cell office:value-type="float" office:value="178.673858642578" calcext:value-type="float">
            <text:p>178.673858642578</text:p>
          </table:table-cell>
          <table:table-cell office:value-type="float" office:value="155.182250976563" calcext:value-type="float">
            <text:p>155.182250976563</text:p>
          </table:table-cell>
          <table:table-cell office:value-type="float" office:value="2584.59008789062" calcext:value-type="float">
            <text:p>2584.59008789062</text:p>
          </table:table-cell>
          <table:table-cell office:value-type="float" office:value="0.698000013828278" calcext:value-type="float">
            <text:p>0.698000013828278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4-01" calcext:value-type="date">
            <text:p>2020-04-01 00:00:00</text:p>
          </table:table-cell>
          <table:table-cell office:value-type="float" office:value="72.5466918945313" calcext:value-type="float">
            <text:p>72.5466918945313</text:p>
          </table:table-cell>
          <table:table-cell office:value-type="float" office:value="45.5936813354492" calcext:value-type="float">
            <text:p>45.5936813354492</text:p>
          </table:table-cell>
          <table:table-cell office:value-type="float" office:value="58.2601547241211" calcext:value-type="float">
            <text:p>58.2601547241211</text:p>
          </table:table-cell>
          <table:table-cell office:value-type="float" office:value="83.6973419189453" calcext:value-type="float">
            <text:p>83.6973419189453</text:p>
          </table:table-cell>
          <table:table-cell office:value-type="float" office:value="211.775802612305" calcext:value-type="float">
            <text:p>211.775802612305</text:p>
          </table:table-cell>
          <table:table-cell office:value-type="float" office:value="176.337661743164" calcext:value-type="float">
            <text:p>176.337661743164</text:p>
          </table:table-cell>
          <table:table-cell office:value-type="float" office:value="2912.42993164062" calcext:value-type="float">
            <text:p>2912.42993164062</text:p>
          </table:table-cell>
          <table:table-cell office:value-type="float" office:value="0.621999979019165" calcext:value-type="float">
            <text:p>0.621999979019165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5-01" calcext:value-type="date">
            <text:p>2020-05-01 00:00:00</text:p>
          </table:table-cell>
          <table:table-cell office:value-type="float" office:value="78.5074844360352" calcext:value-type="float">
            <text:p>78.5074844360352</text:p>
          </table:table-cell>
          <table:table-cell office:value-type="float" office:value="44.9833831787109" calcext:value-type="float">
            <text:p>44.9833831787109</text:p>
          </table:table-cell>
          <table:table-cell office:value-type="float" office:value="62.5846672058106" calcext:value-type="float">
            <text:p>62.5846672058106</text:p>
          </table:table-cell>
          <table:table-cell office:value-type="float" office:value="83.4244003295899" calcext:value-type="float">
            <text:p>83.4244003295899</text:p>
          </table:table-cell>
          <table:table-cell office:value-type="float" office:value="239.376113891602" calcext:value-type="float">
            <text:p>239.376113891602</text:p>
          </table:table-cell>
          <table:table-cell office:value-type="float" office:value="180.312927246094" calcext:value-type="float">
            <text:p>180.312927246094</text:p>
          </table:table-cell>
          <table:table-cell office:value-type="float" office:value="3044.31005859375" calcext:value-type="float">
            <text:p>3044.31005859375</text:p>
          </table:table-cell>
          <table:table-cell office:value-type="float" office:value="0.648000001907349" calcext:value-type="float">
            <text:p>0.648000001907349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6-01" calcext:value-type="date">
            <text:p>2020-06-01 00:00:00</text:p>
          </table:table-cell>
          <table:table-cell office:value-type="float" office:value="90.3222503662109" calcext:value-type="float">
            <text:p>90.3222503662109</text:p>
          </table:table-cell>
          <table:table-cell office:value-type="float" office:value="48.4877624511719" calcext:value-type="float">
            <text:p>48.4877624511719</text:p>
          </table:table-cell>
          <table:table-cell office:value-type="float" office:value="62.0119819641113" calcext:value-type="float">
            <text:p>62.0119819641113</text:p>
          </table:table-cell>
          <table:table-cell office:value-type="float" office:value="82.3690795898438" calcext:value-type="float">
            <text:p>82.3690795898438</text:p>
          </table:table-cell>
          <table:table-cell office:value-type="float" office:value="241.331756591797" calcext:value-type="float">
            <text:p>241.331756591797</text:p>
          </table:table-cell>
          <table:table-cell office:value-type="float" office:value="200.805892944336" calcext:value-type="float">
            <text:p>200.805892944336</text:p>
          </table:table-cell>
          <table:table-cell office:value-type="float" office:value="3100.2900390625" calcext:value-type="float">
            <text:p>3100.2900390625</text:p>
          </table:table-cell>
          <table:table-cell office:value-type="float" office:value="0.652999997138977" calcext:value-type="float">
            <text:p>0.652999997138977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7-01" calcext:value-type="date">
            <text:p>2020-07-01 00:00:00</text:p>
          </table:table-cell>
          <table:table-cell office:value-type="float" office:value="105.237312316895" calcext:value-type="float">
            <text:p>105.237312316895</text:p>
          </table:table-cell>
          <table:table-cell office:value-type="float" office:value="47.4534873962402" calcext:value-type="float">
            <text:p>47.4534873962402</text:p>
          </table:table-cell>
          <table:table-cell office:value-type="float" office:value="60.074405670166" calcext:value-type="float">
            <text:p>60.074405670166</text:p>
          </table:table-cell>
          <table:table-cell office:value-type="float" office:value="77.4858169555664" calcext:value-type="float">
            <text:p>77.4858169555664</text:p>
          </table:table-cell>
          <table:table-cell office:value-type="float" office:value="257.290100097656" calcext:value-type="float">
            <text:p>257.290100097656</text:p>
          </table:table-cell>
          <table:table-cell office:value-type="float" office:value="202.28596496582" calcext:value-type="float">
            <text:p>202.28596496582</text:p>
          </table:table-cell>
          <table:table-cell office:value-type="float" office:value="3271.1201171875" calcext:value-type="float">
            <text:p>3271.1201171875</text:p>
          </table:table-cell>
          <table:table-cell office:value-type="float" office:value="0.53600001335144" calcext:value-type="float">
            <text:p>0.53600001335144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8-01" calcext:value-type="date">
            <text:p>2020-08-01 00:00:00</text:p>
          </table:table-cell>
          <table:table-cell office:value-type="float" office:value="127.798072814941" calcext:value-type="float">
            <text:p>127.798072814941</text:p>
          </table:table-cell>
          <table:table-cell office:value-type="float" office:value="48.9979705810547" calcext:value-type="float">
            <text:p>48.9979705810547</text:p>
          </table:table-cell>
          <table:table-cell office:value-type="float" office:value="59.754810333252" calcext:value-type="float">
            <text:p>59.754810333252</text:p>
          </table:table-cell>
          <table:table-cell office:value-type="float" office:value="77.4765777587891" calcext:value-type="float">
            <text:p>77.4765777587891</text:p>
          </table:table-cell>
          <table:table-cell office:value-type="float" office:value="276.236297607422" calcext:value-type="float">
            <text:p>276.236297607422</text:p>
          </table:table-cell>
          <table:table-cell office:value-type="float" office:value="222.533294677734" calcext:value-type="float">
            <text:p>222.533294677734</text:p>
          </table:table-cell>
          <table:table-cell office:value-type="float" office:value="3500.31005859375" calcext:value-type="float">
            <text:p>3500.31005859375</text:p>
          </table:table-cell>
          <table:table-cell office:value-type="float" office:value="0.693000018596649" calcext:value-type="float">
            <text:p>0.693000018596649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09-01" calcext:value-type="date">
            <text:p>2020-09-01 00:00:00</text:p>
          </table:table-cell>
          <table:table-cell office:value-type="float" office:value="114.902183532715" calcext:value-type="float">
            <text:p>114.902183532715</text:p>
          </table:table-cell>
          <table:table-cell office:value-type="float" office:value="41.3204765319824" calcext:value-type="float">
            <text:p>41.3204765319824</text:p>
          </table:table-cell>
          <table:table-cell office:value-type="float" office:value="56.1764526367188" calcext:value-type="float">
            <text:p>56.1764526367188</text:p>
          </table:table-cell>
          <table:table-cell office:value-type="float" office:value="67.4220733642578" calcext:value-type="float">
            <text:p>67.4220733642578</text:p>
          </table:table-cell>
          <table:table-cell office:value-type="float" office:value="269.132659912109" calcext:value-type="float">
            <text:p>269.132659912109</text:p>
          </table:table-cell>
          <table:table-cell office:value-type="float" office:value="208.036956787109" calcext:value-type="float">
            <text:p>208.036956787109</text:p>
          </table:table-cell>
          <table:table-cell office:value-type="float" office:value="3363" calcext:value-type="float">
            <text:p>3363</text:p>
          </table:table-cell>
          <table:table-cell office:value-type="float" office:value="0.676999986171722" calcext:value-type="float">
            <text:p>0.676999986171722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10-01" calcext:value-type="date">
            <text:p>2020-10-01 00:00:00</text:p>
          </table:table-cell>
          <table:table-cell office:value-type="float" office:value="108.006675720215" calcext:value-type="float">
            <text:p>108.006675720215</text:p>
          </table:table-cell>
          <table:table-cell office:value-type="float" office:value="39.700626373291" calcext:value-type="float">
            <text:p>39.700626373291</text:p>
          </table:table-cell>
          <table:table-cell office:value-type="float" office:value="53.9543991088867" calcext:value-type="float">
            <text:p>53.9543991088867</text:p>
          </table:table-cell>
          <table:table-cell office:value-type="float" office:value="65.0810317993164" calcext:value-type="float">
            <text:p>65.0810317993164</text:p>
          </table:table-cell>
          <table:table-cell office:value-type="float" office:value="259.83544921875" calcext:value-type="float">
            <text:p>259.83544921875</text:p>
          </table:table-cell>
          <table:table-cell office:value-type="float" office:value="200.262649536133" calcext:value-type="float">
            <text:p>200.262649536133</text:p>
          </table:table-cell>
          <table:table-cell office:value-type="float" office:value="3269.9599609375" calcext:value-type="float">
            <text:p>3269.9599609375</text:p>
          </table:table-cell>
          <table:table-cell office:value-type="float" office:value="0.860000014305115" calcext:value-type="float">
            <text:p>0.860000014305115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11-01" calcext:value-type="date">
            <text:p>2020-11-01 00:00:00</text:p>
          </table:table-cell>
          <table:table-cell office:value-type="float" office:value="118.116798400879" calcext:value-type="float">
            <text:p>118.116798400879</text:p>
          </table:table-cell>
          <table:table-cell office:value-type="float" office:value="53.4381942749023" calcext:value-type="float">
            <text:p>53.4381942749023</text:p>
          </table:table-cell>
          <table:table-cell office:value-type="float" office:value="65.76220703125" calcext:value-type="float">
            <text:p>65.76220703125</text:p>
          </table:table-cell>
          <table:table-cell office:value-type="float" office:value="81.6368865966797" calcext:value-type="float">
            <text:p>81.6368865966797</text:p>
          </table:table-cell>
          <table:table-cell office:value-type="float" office:value="270.259674072266" calcext:value-type="float">
            <text:p>270.259674072266</text:p>
          </table:table-cell>
          <table:table-cell office:value-type="float" office:value="211.736175537109" calcext:value-type="float">
            <text:p>211.736175537109</text:p>
          </table:table-cell>
          <table:table-cell office:value-type="float" office:value="3621.6298828125" calcext:value-type="float">
            <text:p>3621.6298828125</text:p>
          </table:table-cell>
          <table:table-cell office:value-type="float" office:value="0.843999981880188" calcext:value-type="float">
            <text:p>0.843999981880188</text:p>
          </table:table-cell>
          <table:table-cell table:number-columns-repeated="55"/>
        </table:table-row>
        <table:table-row table:style-name="ro1">
          <table:table-cell table:style-name="ce2" office:value-type="date" office:date-value="2020-12-01" calcext:value-type="date">
            <text:p>2020-12-01 00:00:00</text:p>
          </table:table-cell>
          <table:table-cell office:value-type="float" office:value="131.877014160156" calcext:value-type="float">
            <text:p>131.877014160156</text:p>
          </table:table-cell>
          <table:table-cell office:value-type="float" office:value="59.8329200744629" calcext:value-type="float">
            <text:p>59.8329200744629</text:p>
          </table:table-cell>
          <table:table-cell office:value-type="float" office:value="66.256950378418" calcext:value-type="float">
            <text:p>66.256950378418</text:p>
          </table:table-cell>
          <table:table-cell office:value-type="float" office:value="80.2440795898437" calcext:value-type="float">
            <text:p>80.2440795898437</text:p>
          </table:table-cell>
          <table:table-cell office:value-type="float" office:value="258.773559570312" calcext:value-type="float">
            <text:p>258.773559570312</text:p>
          </table:table-cell>
          <table:table-cell office:value-type="float" office:value="220.571105957031" calcext:value-type="float">
            <text:p>220.571105957031</text:p>
          </table:table-cell>
          <table:table-cell office:value-type="float" office:value="3756.07006835937" calcext:value-type="float">
            <text:p>3756.07006835937</text:p>
          </table:table-cell>
          <table:table-cell office:value-type="float" office:value="0.916999995708466" calcext:value-type="float">
            <text:p>0.916999995708466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1-01" calcext:value-type="date">
            <text:p>2021-01-01 00:00:00</text:p>
          </table:table-cell>
          <table:table-cell office:value-type="float" office:value="131.151489257813" calcext:value-type="float">
            <text:p>131.151489257813</text:p>
          </table:table-cell>
          <table:table-cell office:value-type="float" office:value="56.271671295166" calcext:value-type="float">
            <text:p>56.271671295166</text:p>
          </table:table-cell>
          <table:table-cell office:value-type="float" office:value="69.5067367553711" calcext:value-type="float">
            <text:p>69.5067367553711</text:p>
          </table:table-cell>
          <table:table-cell office:value-type="float" office:value="80.9567260742188" calcext:value-type="float">
            <text:p>80.9567260742188</text:p>
          </table:table-cell>
          <table:table-cell office:value-type="float" office:value="265.278167724609" calcext:value-type="float">
            <text:p>265.278167724609</text:p>
          </table:table-cell>
          <table:table-cell office:value-type="float" office:value="230.031799316406" calcext:value-type="float">
            <text:p>230.031799316406</text:p>
          </table:table-cell>
          <table:table-cell office:value-type="float" office:value="3714.23999023437" calcext:value-type="float">
            <text:p>3714.23999023437</text:p>
          </table:table-cell>
          <table:table-cell office:value-type="float" office:value="1.09300005435944" calcext:value-type="float">
            <text:p>1.09300005435944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2-01" calcext:value-type="date">
            <text:p>2021-02-01 00:00:00</text:p>
          </table:table-cell>
          <table:table-cell office:value-type="float" office:value="120.517036437988" calcext:value-type="float">
            <text:p>120.517036437988</text:p>
          </table:table-cell>
          <table:table-cell office:value-type="float" office:value="64.4728088378906" calcext:value-type="float">
            <text:p>64.4728088378906</text:p>
          </table:table-cell>
          <table:table-cell office:value-type="float" office:value="66.5341186523438" calcext:value-type="float">
            <text:p>66.5341186523438</text:p>
          </table:table-cell>
          <table:table-cell office:value-type="float" office:value="95.019645690918" calcext:value-type="float">
            <text:p>95.019645690918</text:p>
          </table:table-cell>
          <table:table-cell office:value-type="float" office:value="253.053527832031" calcext:value-type="float">
            <text:p>253.053527832031</text:p>
          </table:table-cell>
          <table:table-cell office:value-type="float" office:value="230.448318481445" calcext:value-type="float">
            <text:p>230.448318481445</text:p>
          </table:table-cell>
          <table:table-cell office:value-type="float" office:value="3811.14990234375" calcext:value-type="float">
            <text:p>3811.14990234375</text:p>
          </table:table-cell>
          <table:table-cell office:value-type="float" office:value="1.46000003814697" calcext:value-type="float">
            <text:p>1.46000003814697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3-01" calcext:value-type="date">
            <text:p>2021-03-01 00:00:00</text:p>
          </table:table-cell>
          <table:table-cell office:value-type="float" office:value="121.582992553711" calcext:value-type="float">
            <text:p>121.582992553711</text:p>
          </table:table-cell>
          <table:table-cell office:value-type="float" office:value="71.1960678100586" calcext:value-type="float">
            <text:p>71.1960678100586</text:p>
          </table:table-cell>
          <table:table-cell office:value-type="float" office:value="73.4678192138672" calcext:value-type="float">
            <text:p>73.4678192138672</text:p>
          </table:table-cell>
          <table:table-cell office:value-type="float" office:value="100.978569030762" calcext:value-type="float">
            <text:p>100.978569030762</text:p>
          </table:table-cell>
          <table:table-cell office:value-type="float" office:value="299.003601074219" calcext:value-type="float">
            <text:p>299.003601074219</text:p>
          </table:table-cell>
          <table:table-cell office:value-type="float" office:value="234.3486328125" calcext:value-type="float">
            <text:p>234.3486328125</text:p>
          </table:table-cell>
          <table:table-cell office:value-type="float" office:value="3972.88989257812" calcext:value-type="float">
            <text:p>3972.88989257812</text:p>
          </table:table-cell>
          <table:table-cell office:value-type="float" office:value="1.74600005149841" calcext:value-type="float">
            <text:p>1.74600005149841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4-01" calcext:value-type="date">
            <text:p>2021-04-01 00:00:00</text:p>
          </table:table-cell>
          <table:table-cell office:value-type="float" office:value="130.849792480469" calcext:value-type="float">
            <text:p>130.849792480469</text:p>
          </table:table-cell>
          <table:table-cell office:value-type="float" office:value="69.7183227539063" calcext:value-type="float">
            <text:p>69.7183227539063</text:p>
          </table:table-cell>
          <table:table-cell office:value-type="float" office:value="74.6104125976563" calcext:value-type="float">
            <text:p>74.6104125976563</text:p>
          </table:table-cell>
          <table:table-cell office:value-type="float" office:value="99.3211288452148" calcext:value-type="float">
            <text:p>99.3211288452148</text:p>
          </table:table-cell>
          <table:table-cell office:value-type="float" office:value="319.033416748047" calcext:value-type="float">
            <text:p>319.033416748047</text:p>
          </table:table-cell>
          <table:table-cell office:value-type="float" office:value="250.659698486328" calcext:value-type="float">
            <text:p>250.659698486328</text:p>
          </table:table-cell>
          <table:table-cell office:value-type="float" office:value="4181.169921875" calcext:value-type="float">
            <text:p>4181.169921875</text:p>
          </table:table-cell>
          <table:table-cell office:value-type="float" office:value="1.63100004196167" calcext:value-type="float">
            <text:p>1.63100004196167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5-01" calcext:value-type="date">
            <text:p>2021-05-01 00:00:00</text:p>
          </table:table-cell>
          <table:table-cell office:value-type="float" office:value="124.031578063965" calcext:value-type="float">
            <text:p>124.031578063965</text:p>
          </table:table-cell>
          <table:table-cell office:value-type="float" office:value="77.5644836425781" calcext:value-type="float">
            <text:p>77.5644836425781</text:p>
          </table:table-cell>
          <table:table-cell office:value-type="float" office:value="84.9691390991211" calcext:value-type="float">
            <text:p>84.9691390991211</text:p>
          </table:table-cell>
          <table:table-cell office:value-type="float" office:value="100.014938354492" calcext:value-type="float">
            <text:p>100.014938354492</text:p>
          </table:table-cell>
          <table:table-cell office:value-type="float" office:value="314.341613769531" calcext:value-type="float">
            <text:p>314.341613769531</text:p>
          </table:table-cell>
          <table:table-cell office:value-type="float" office:value="248.174774169922" calcext:value-type="float">
            <text:p>248.174774169922</text:p>
          </table:table-cell>
          <table:table-cell office:value-type="float" office:value="4204.10986328125" calcext:value-type="float">
            <text:p>4204.10986328125</text:p>
          </table:table-cell>
          <table:table-cell office:value-type="float" office:value="1.5809999704361" calcext:value-type="float">
            <text:p>1.5809999704361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6-01" calcext:value-type="date">
            <text:p>2021-06-01 00:00:00</text:p>
          </table:table-cell>
          <table:table-cell office:value-type="float" office:value="136.555816650391" calcext:value-type="float">
            <text:p>136.555816650391</text:p>
          </table:table-cell>
          <table:table-cell office:value-type="float" office:value="69.720329284668" calcext:value-type="float">
            <text:p>69.720329284668</text:p>
          </table:table-cell>
          <table:table-cell office:value-type="float" office:value="82.0201873779297" calcext:value-type="float">
            <text:p>82.0201873779297</text:p>
          </table:table-cell>
          <table:table-cell office:value-type="float" office:value="102.165855407715" calcext:value-type="float">
            <text:p>102.165855407715</text:p>
          </table:table-cell>
          <table:table-cell office:value-type="float" office:value="314.321899414062" calcext:value-type="float">
            <text:p>314.321899414062</text:p>
          </table:table-cell>
          <table:table-cell office:value-type="float" office:value="269.888610839844" calcext:value-type="float">
            <text:p>269.888610839844</text:p>
          </table:table-cell>
          <table:table-cell office:value-type="float" office:value="4297.5" calcext:value-type="float">
            <text:p>4297.5</text:p>
          </table:table-cell>
          <table:table-cell office:value-type="float" office:value="1.442999958992" calcext:value-type="float">
            <text:p>1.442999958992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7-01" calcext:value-type="date">
            <text:p>2021-07-01 00:00:00</text:p>
          </table:table-cell>
          <table:table-cell office:value-type="float" office:value="145.429534912109" calcext:value-type="float">
            <text:p>145.429534912109</text:p>
          </table:table-cell>
          <table:table-cell office:value-type="float" office:value="66.6358871459961" calcext:value-type="float">
            <text:p>66.6358871459961</text:p>
          </table:table-cell>
          <table:table-cell office:value-type="float" office:value="80.9585571289063" calcext:value-type="float">
            <text:p>80.9585571289063</text:p>
          </table:table-cell>
          <table:table-cell office:value-type="float" office:value="99.307861328125" calcext:value-type="float">
            <text:p>99.307861328125</text:p>
          </table:table-cell>
          <table:table-cell office:value-type="float" office:value="325.184967041016" calcext:value-type="float">
            <text:p>325.184967041016</text:p>
          </table:table-cell>
          <table:table-cell office:value-type="float" office:value="283.846313476562" calcext:value-type="float">
            <text:p>283.846313476562</text:p>
          </table:table-cell>
          <table:table-cell office:value-type="float" office:value="4395.259765625" calcext:value-type="float">
            <text:p>4395.259765625</text:p>
          </table:table-cell>
          <table:table-cell office:value-type="float" office:value="1.2389999628067" calcext:value-type="float">
            <text:p>1.2389999628067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8-01" calcext:value-type="date">
            <text:p>2021-08-01 00:00:00</text:p>
          </table:table-cell>
          <table:table-cell office:value-type="float" office:value="151.381927490234" calcext:value-type="float">
            <text:p>151.381927490234</text:p>
          </table:table-cell>
          <table:table-cell office:value-type="float" office:value="71.3925933837891" calcext:value-type="float">
            <text:p>71.3925933837891</text:p>
          </table:table-cell>
          <table:table-cell office:value-type="float" office:value="85.4342803955078" calcext:value-type="float">
            <text:p>85.4342803955078</text:p>
          </table:table-cell>
          <table:table-cell office:value-type="float" office:value="94.3917236328125" calcext:value-type="float">
            <text:p>94.3917236328125</text:p>
          </table:table-cell>
          <table:table-cell office:value-type="float" office:value="323.193359375" calcext:value-type="float">
            <text:p>323.193359375</text:p>
          </table:table-cell>
          <table:table-cell office:value-type="float" office:value="300.752960205078" calcext:value-type="float">
            <text:p>300.752960205078</text:p>
          </table:table-cell>
          <table:table-cell office:value-type="float" office:value="4522.68017578125" calcext:value-type="float">
            <text:p>4522.68017578125</text:p>
          </table:table-cell>
          <table:table-cell office:value-type="float" office:value="1.30400002002716" calcext:value-type="float">
            <text:p>1.30400002002716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09-01" calcext:value-type="date">
            <text:p>2021-09-01 00:00:00</text:p>
          </table:table-cell>
          <table:table-cell office:value-type="float" office:value="141.293792724609" calcext:value-type="float">
            <text:p>141.293792724609</text:p>
          </table:table-cell>
          <table:table-cell office:value-type="float" office:value="69.6750411987305" calcext:value-type="float">
            <text:p>69.6750411987305</text:p>
          </table:table-cell>
          <table:table-cell office:value-type="float" office:value="83.9212112426758" calcext:value-type="float">
            <text:p>83.9212112426758</text:p>
          </table:table-cell>
          <table:table-cell office:value-type="float" office:value="100.290863037109" calcext:value-type="float">
            <text:p>100.290863037109</text:p>
          </table:table-cell>
          <table:table-cell office:value-type="float" office:value="325.254302978516" calcext:value-type="float">
            <text:p>325.254302978516</text:p>
          </table:table-cell>
          <table:table-cell office:value-type="float" office:value="281.405181884766" calcext:value-type="float">
            <text:p>281.405181884766</text:p>
          </table:table-cell>
          <table:table-cell office:value-type="float" office:value="4307.5400390625" calcext:value-type="float">
            <text:p>4307.5400390625</text:p>
          </table:table-cell>
          <table:table-cell office:value-type="float" office:value="1.52900004386902" calcext:value-type="float">
            <text:p>1.52900004386902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10-01" calcext:value-type="date">
            <text:p>2021-10-01 00:00:00</text:p>
          </table:table-cell>
          <table:table-cell office:value-type="float" office:value="149.581695556641" calcext:value-type="float">
            <text:p>149.581695556641</text:p>
          </table:table-cell>
          <table:table-cell office:value-type="float" office:value="68.6623840332031" calcext:value-type="float">
            <text:p>68.6623840332031</text:p>
          </table:table-cell>
          <table:table-cell office:value-type="float" office:value="88.2923126220703" calcext:value-type="float">
            <text:p>88.2923126220703</text:p>
          </table:table-cell>
          <table:table-cell office:value-type="float" office:value="113.181869506836" calcext:value-type="float">
            <text:p>113.181869506836</text:p>
          </table:table-cell>
          <table:table-cell office:value-type="float" office:value="370.208892822266" calcext:value-type="float">
            <text:p>370.208892822266</text:p>
          </table:table-cell>
          <table:table-cell office:value-type="float" office:value="331.014404296875" calcext:value-type="float">
            <text:p>331.014404296875</text:p>
          </table:table-cell>
          <table:table-cell office:value-type="float" office:value="4605.3798828125" calcext:value-type="float">
            <text:p>4605.3798828125</text:p>
          </table:table-cell>
          <table:table-cell office:value-type="float" office:value="1.557000041008" calcext:value-type="float">
            <text:p>1.557000041008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11-01" calcext:value-type="date">
            <text:p>2021-11-01 00:00:00</text:p>
          </table:table-cell>
          <table:table-cell office:value-type="float" office:value="165.059112548828" calcext:value-type="float">
            <text:p>165.059112548828</text:p>
          </table:table-cell>
          <table:table-cell office:value-type="float" office:value="63.7000007629395" calcext:value-type="float">
            <text:p>63.7000007629395</text:p>
          </table:table-cell>
          <table:table-cell office:value-type="float" office:value="88.5865020751953" calcext:value-type="float">
            <text:p>88.5865020751953</text:p>
          </table:table-cell>
          <table:table-cell office:value-type="float" office:value="111.580383300781" calcext:value-type="float">
            <text:p>111.580383300781</text:p>
          </table:table-cell>
          <table:table-cell office:value-type="float" office:value="398.959991455078" calcext:value-type="float">
            <text:p>398.959991455078</text:p>
          </table:table-cell>
          <table:table-cell office:value-type="float" office:value="329.986297607422" calcext:value-type="float">
            <text:p>329.986297607422</text:p>
          </table:table-cell>
          <table:table-cell office:value-type="float" office:value="4567" calcext:value-type="float">
            <text:p>4567</text:p>
          </table:table-cell>
          <table:table-cell office:value-type="float" office:value="1.442999958992" calcext:value-type="float">
            <text:p>1.442999958992</text:p>
          </table:table-cell>
          <table:table-cell table:number-columns-repeated="55"/>
        </table:table-row>
        <table:table-row table:style-name="ro1">
          <table:table-cell table:style-name="ce2" office:value-type="date" office:date-value="2021-12-01" calcext:value-type="date">
            <text:p>2021-12-01 00:00:00</text:p>
          </table:table-cell>
          <table:table-cell office:value-type="float" office:value="177.570007324219" calcext:value-type="float">
            <text:p>177.570007324219</text:p>
          </table:table-cell>
          <table:table-cell office:value-type="float" office:value="60.3899993896484" calcext:value-type="float">
            <text:p>60.3899993896484</text:p>
          </table:table-cell>
          <table:table-cell office:value-type="float" office:value="102.611549377441" calcext:value-type="float">
            <text:p>102.611549377441</text:p>
          </table:table-cell>
          <table:table-cell office:value-type="float" office:value="117.349998474121" calcext:value-type="float">
            <text:p>117.349998474121</text:p>
          </table:table-cell>
          <table:table-cell office:value-type="float" office:value="413.300689697266" calcext:value-type="float">
            <text:p>413.300689697266</text:p>
          </table:table-cell>
          <table:table-cell office:value-type="float" office:value="336.320007324219" calcext:value-type="float">
            <text:p>336.320007324219</text:p>
          </table:table-cell>
          <table:table-cell office:value-type="float" office:value="4766.18017578125" calcext:value-type="float">
            <text:p>4766.18017578125</text:p>
          </table:table-cell>
          <table:table-cell office:value-type="float" office:value="1.51199996471405" calcext:value-type="float">
            <text:p>1.51199996471405</text:p>
          </table:table-cell>
          <table:table-cell table:number-columns-repeated="55"/>
        </table:table-row>
        <table:table-row table:style-name="ro1">
          <table:table-cell table:style-name="ce2" office:value-type="date" office:date-value="2022-01-01" calcext:value-type="date">
            <text:p>2022-01-01 00:00:00</text:p>
          </table:table-cell>
          <table:table-cell office:value-type="float" office:value="174.779998779297" calcext:value-type="float">
            <text:p>174.779998779297</text:p>
          </table:table-cell>
          <table:table-cell office:value-type="float" office:value="65.120002746582" calcext:value-type="float">
            <text:p>65.120002746582</text:p>
          </table:table-cell>
          <table:table-cell office:value-type="float" office:value="105.943733215332" calcext:value-type="float">
            <text:p>105.943733215332</text:p>
          </table:table-cell>
          <table:table-cell office:value-type="float" office:value="131.330001831055" calcext:value-type="float">
            <text:p>131.330001831055</text:p>
          </table:table-cell>
          <table:table-cell office:value-type="float" office:value="366.980010986328" calcext:value-type="float">
            <text:p>366.980010986328</text:p>
          </table:table-cell>
          <table:table-cell office:value-type="float" office:value="310.980010986328" calcext:value-type="float">
            <text:p>310.980010986328</text:p>
          </table:table-cell>
          <table:table-cell office:value-type="float" office:value="4515.5498046875" calcext:value-type="float">
            <text:p>4515.5498046875</text:p>
          </table:table-cell>
          <table:table-cell office:value-type="float" office:value="1.78199994564056" calcext:value-type="float">
            <text:p>1.78199994564056</text:p>
          </table:table-cell>
          <table:table-cell table:number-columns-repeated="55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ock" style:display-name="PageStyle_stoc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2-02-03T23:47:36</meta:creation-date>
    <dc:date>2022-02-03T18:57:04.705890681</dc:date>
    <meta:generator>LibreOffice/6.4.7.2$Linux_X86_64 LibreOffice_project/40$Build-2</meta:generator>
    <meta:editing-duration>PT8M48S</meta:editing-duration>
    <meta:editing-cycles>1</meta:editing-cycles>
    <meta:document-statistic meta:table-count="1" meta:cell-count="342" meta:object-count="0"/>
    <meta:user-defined meta:name="AppVersion">3.0</meta:user-defined>
  </office:meta>
</office:document-meta>
</file>